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R DESIGN – MINI PROJECT - <text:s/>CODE GENERATION AND OPTIMIZATION</text:p>
      <text:p text:style-name="Standard"/>
      <text:p text:style-name="Standard"/>
      <text:p text:style-name="Standard">PART 1 : </text:p>
      <text:p text:style-name="Standard"/>
      <text:p text:style-name="Standard"><text:tab/><text:tab/>given a set of C – Statements* (basic block in C) convert it in to a Quadrapals.</text:p>
      <text:p text:style-name="Standard"/>
      <text:p text:style-name="Standard"><text:tab/><text:tab/>Eg: </text:p>
      <text:p text:style-name="Standard"><text:tab/><text:tab/>1)<text:tab/>int a , b , c ;<text:tab/><text:tab/><text:tab/><text:tab/></text:p>
      <text:p text:style-name="Standard"><text:tab/><text:tab/><text:tab/>c = a + b ;</text:p>
      <text:p text:style-name="Standard"/>
      <text:p text:style-name="Standard"><text:tab/><text:tab/><text:tab/>results in..</text:p>
      <text:p text:style-name="Standard"/>
      <text:p text:style-name="Standard"><text:tab/><text:tab/><text:tab/>add c , a , b </text:p>
      <text:p text:style-name="Standard"><text:tab/><text:tab/></text:p>
      <text:list xml:id="list191158876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/>
                          <text:p text:style-name="P2"/>
                          <text:p text:style-name="P2">int a , b , c , d , e ;</text:p>
                          <text:p text:style-name="P2">e = (a+b) * (c+d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<text:tab/></text:p>
      <text:p text:style-name="Standard"><text:tab/><text:tab/><text:tab/>results in...</text:p>
      <text:p text:style-name="Standard"/>
      <text:p text:style-name="Standard"><text:tab/><text:tab/><text:tab/>add <text:s/>__temp1 , a , b </text:p>
      <text:p text:style-name="Standard"><text:tab/><text:tab/><text:tab/>add <text:s/>__temp2 , c , d</text:p>
      <text:p text:style-name="Standard"><text:tab/><text:tab/><text:tab/>mul <text:s/>e , __temp1 , temp2</text:p>
      <text:p text:style-name="Standard"/>
      <text:p text:style-name="Standard"/>
      <text:p text:style-name="Standard">INPUT TO THE MODULE - </text:p>
      <text:p text:style-name="Standard"/>
      <text:p text:style-name="Standard"><text:tab/>A file containing basic block in 'C'</text:p>
      <text:p text:style-name="Standard"/>
      <text:p text:style-name="Standard">OUTPUT:</text:p>
      <text:p text:style-name="Standard"/>
      <text:p text:style-name="Standard"><text:tab/>A File containing a set of quadraples (Simplified code which contains one basic operation per line... like add , mult , subtract...)</text:p>
      <text:p text:style-name="Standard"/>
      <text:p text:style-name="Standard">Note: <text:s/>Output should also contain the Symbol table* which contains the feilds for User-defined variables and the Temporary variables used during generation of Quadraples</text:p>
      <text:p text:style-name="Standard"/>
      <text:p text:style-name="Standard"/>
      <text:p text:style-name="Standard"/>
      <text:p text:style-name="Standard">PART 2:</text:p>
      <text:p text:style-name="Standard"/>
      <text:p text:style-name="Standard"><text:tab/>given a set of quadraples convert it into a assembly level code (with a given no of registers...)*</text:p>
      <text:p text:style-name="Standard"/>
      <text:p text:style-name="Standard"><text:tab/><text:tab/>Eg: </text:p>
      <text:p text:style-name="Standard"><text:tab/><text:tab/><text:tab/>add a , b , c </text:p>
      <text:p text:style-name="Standard"><text:tab/><text:tab/><text:tab/></text:p>
      <text:p text:style-name="Standard"><text:tab/><text:tab/><text:tab/>results in:</text:p>
      <text:p text:style-name="Standard"><text:soft-page-break/></text:p>
      <text:p text:style-name="Standard"><text:tab/><text:tab/><text:tab/>load r1 , b</text:p>
      <text:p text:style-name="Standard"><text:tab/><text:tab/><text:tab/>load r2 , c</text:p>
      <text:p text:style-name="Standard"><text:tab/><text:tab/><text:tab/>add r3 , r1 , r2 </text:p>
      <text:p text:style-name="Standard"><text:tab/><text:tab/><text:tab/>store r3 , a</text:p>
      <text:p text:style-name="Standard"/>
      <text:p text:style-name="Standard"/>
      <text:p text:style-name="Standard"/>
      <text:p text:style-name="Standard"><text:tab/>INPUT to the Module: </text:p>
      <text:p text:style-name="Standard"/>
      <text:p text:style-name="Standard"><text:tab/><text:tab/><text:tab/>file containing the set of Quadraples.</text:p>
      <text:p text:style-name="Standard"/>
      <text:p text:style-name="Standard"><text:tab/>OUTPUT:</text:p>
      <text:p text:style-name="Standard"><text:tab/><text:tab/><text:tab/>a simple Assembly code. Which is used for comparision later after optimizing the code.</text:p>
      <text:p text:style-name="Standard"/>
      <text:p text:style-name="Standard"/>
      <text:p text:style-name="Standard">Part 3:</text:p>
      <text:p text:style-name="Standard"/>
      <text:p text:style-name="Standard"><text:tab/>Here use the output generated by the Part 1 of the project and <text:s/>do that last used and first used....* computation.</text:p>
      <text:p text:style-name="Standard"/>
      <text:p text:style-name="Standard"/>
      <text:p text:style-name="Standard">Part 4:</text:p>
      <text:p text:style-name="Standard"><text:tab/>construct a table for register and address descriptor* and implement it...*</text:p>
      <text:p text:style-name="Standard"/>
      <text:p text:style-name="Standard"/>
      <text:p text:style-name="Standard">part 5: </text:p>
      <text:p text:style-name="Standard"><text:tab/>........................................</text:p>
      <text:p text:style-name="Standard"/>
      <text:p text:style-name="Standard"/>
      <text:p text:style-name="Standard"/>
      <text:p text:style-name="Standard"/>
      <text:p text:style-name="Standard">NOTE : '*' indicates that there is a confusion – Doubt regarding it....</text:p>
      <text:p text:style-name="Standard"/>
      <text:p text:style-name="Standard"/>
      <text:p text:style-name="Standard"/>
      <text:p text:style-name="Standard">************************************THE END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21:07:12</meta:creation-date>
    <dc:date>2012-11-06T05:00:38</dc:date>
    <meta:editing-duration>PT4M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43" meta:word-count="274" meta:character-count="1507" meta:non-whitespace-character-count="1185"/>
  </office:meta>
</office:document-meta>
</file>